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24-01-0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22-01-12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21-02-22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20-01-14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9-01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8-01-18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7-01-03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6-01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5-01-05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4-01-27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3-10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4</text:p>
          </table:table-cell>
          <table:table-cell office:value-type="string" calcext:value-type="string">
            <text:p>RUSH-125</text:p>
          </table:table-cell>
          <table:table-cell office:value-type="string" calcext:value-type="string">
            <text:p>2013-07-01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